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6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7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8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list-style-name="L9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Standard" style:list-style-name="L10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 style:list-style-name="L11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 style:list-style-name="L12">
      <style:paragraph-properties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Standard" style:list-style-name="L13">
      <style:paragraph-properties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Standard" style:list-style-name="L15">
      <style:paragraph-properties fo:text-align="start" style:justify-single-word="false"/>
      <style:text-properties fo:font-weight="normal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1" style:family="paragraph" style:parent-style-name="Standard" style:list-style-name="L4">
      <style:paragraph-properties fo:text-align="start" style:justify-single-word="false"/>
      <style:text-properties fo:font-weight="bold" style:font-weight-asian="bold" style:font-weight-complex="bold"/>
    </style:style>
    <style:style style:name="P22" style:family="paragraph" style:parent-style-name="Standard" style:list-style-name="L14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 Minutes</text:p>
      <text:p text:style-name="P2"/>
      <text:p text:style-name="P2">Date: <text:span text:style-name="T1">10/22/13</text:span></text:p>
      <text:p text:style-name="P2">Time: <text:span text:style-name="T1">10:55 – 11:00 am</text:span></text:p>
      <text:list xml:id="list12266179221" text:style-name="L1">
        <text:list-item>
          <text:p text:style-name="P6">Agreed on meeting later on this day's evening</text:p>
        </text:list-item>
        <text:list-item>
          <text:p text:style-name="P6">Would begin working on the physical mapping on the relational model</text:p>
        </text:list-item>
      </text:list>
      <text:p text:style-name="P3"/>
      <text:p text:style-name="P2">Date: <text:span text:style-name="T1">10/22/13</text:span></text:p>
      <text:p text:style-name="P3">Time: 10 – 11:00 pm</text:p>
      <text:list xml:id="list1367141102" text:style-name="L2">
        <text:list-item>
          <text:p text:style-name="P7">Looked at the phase descriptions in detail</text:p>
        </text:list-item>
        <text:list-item>
          <text:p text:style-name="P7">Updated the ERD diagram and the relational map to reflect the feedback given from phase II</text:p>
        </text:list-item>
        <text:list-item>
          <text:p text:style-name="P7">Continued work on the previously made eSaintCreateScript.sql file</text:p>
        </text:list-item>
        <text:list-item>
          <text:p text:style-name="P7">Began to divvy up some work that everyone can do to insert data into the database</text:p>
        </text:list-item>
        <text:list-item>
          <text:p text:style-name="P7">Set calendar dates for next week's meeting</text:p>
          <text:list>
            <text:list-item>
              <text:p text:style-name="P7">10/29 – 9pm</text:p>
            </text:list-item>
          </text:list>
        </text:list-item>
        <text:list-item>
          <text:p text:style-name="P7">Discussed the homework needed for next time</text:p>
          <text:list>
            <text:list-item>
              <text:p text:style-name="P7">Everyone to look into how to make constraints and checks, and how to do cascades.</text:p>
              <text:list>
                <text:list-item>
                  <text:p text:style-name="P7">Look into what our script will look like with these implemented within them.</text:p>
                </text:list-item>
              </text:list>
            </text:list-item>
          </text:list>
        </text:list-item>
        <text:list-item>
          <text:p text:style-name="P7">Plan is to hash out what will needed to be done to complete the third item in the phase.</text:p>
        </text:list-item>
        <text:list-item>
          <text:p text:style-name="P7">First two items have been completed</text:p>
        </text:list-item>
        <text:list-item>
          <text:p text:style-name="P7">I wonder how life might be like if computers were invented 100 years before they were?</text:p>
          <text:list>
            <text:list-item>
              <text:p text:style-name="P7">It'd probably be pretty damn awesome.</text:p>
              <text:list>
                <text:list-item>
                  <text:p text:style-name="P7">Back on topic.</text:p>
                </text:list-item>
              </text:list>
            </text:list-item>
          </text:list>
        </text:list-item>
        <text:list-item>
          <text:p text:style-name="P7">Made a script to start inserting raw-mock data into the database.</text:p>
        </text:list-item>
      </text:list>
      <text:p text:style-name="P3"/>
      <text:p text:style-name="P2">Date: <text:span text:style-name="T1">10/29/13</text:span></text:p>
      <text:p text:style-name="P3">Time: 10 – 10:30 pm</text:p>
      <text:list xml:id="list583297129" text:style-name="L3">
        <text:list-item>
          <text:p text:style-name="P8">Began discussing the cascades and updates on the tables and what not</text:p>
          <text:list>
            <text:list-item>
              <text:p text:style-name="P8">Need to ask Imad various questions.</text:p>
              <text:list>
                <text:list-item>
                  <text:p text:style-name="P8">Credit Card Number and checking it?</text:p>
                </text:list-item>
                <text:list-item>
                  <text:p text:style-name="P8">What about deleting information and updating?</text:p>
                </text:list-item>
                <text:list-item>
                  <text:p text:style-name="P8">Required information for a user?</text:p>
                </text:list-item>
              </text:list>
            </text:list-item>
          </text:list>
        </text:list-item>
        <text:list-item>
          <text:p text:style-name="P8">Need to look into triggers, assertions, and other constraints on the database.</text:p>
        </text:list-item>
        <text:list-item>
          <text:p text:style-name="P8">What a rather short meeting... oh well, until next time!</text:p>
        </text:list-item>
      </text:list>
      <text:p text:style-name="P3"/>
      <text:p text:style-name="P2">Date: <text:span text:style-name="T1">11/05/13</text:span></text:p>
      <text:p text:style-name="P3">Time: <text:s/>8 – 9:30 pm</text:p>
      <text:list xml:id="list1605961780" text:style-name="L4">
        <text:list-item>
          <text:p text:style-name="P9">Small talk, how about that dropped database schema?</text:p>
          <text:list>
            <text:list-item>
              <text:p text:style-name="P9">And how many people were in class today when Call of Duty just came out last night?</text:p>
            </text:list-item>
          </text:list>
        </text:list-item>
        <text:list-item>
          <text:p text:style-name="P9">Went over the items Michael talked to Imad about.</text:p>
          <text:list>
            <text:list-item>
              <text:p text:style-name="P9">Make almost everything in a user required for inputting information.</text:p>
            </text:list-item>
            <text:list-item>
              <text:p text:style-name="P9">Card_Number would be best a CHAR(16), and check at the application level</text:p>
            </text:list-item>
            <text:list-item>
              <text:p text:style-name="P9">Don't worry about deletions.</text:p>
            </text:list-item>
          </text:list>
        </text:list-item>
        <text:list-item>
          <text:p text:style-name="P9">Game plan for this evening:</text:p>
          <text:list>
            <text:list-item>
              <text:p text:style-name="P9">Finish getting tables set up</text:p>
            </text:list-item>
            <text:list-item>
              <text:p text:style-name="P9">Divy up features for the SQL statements</text:p>
            </text:list-item>
            <text:list-item>
              <text:p text:style-name="P9"><text:soft-page-break/>Take out all the ON DELETES, keep ON UPDATE</text:p>
            </text:list-item>
          </text:list>
        </text:list-item>
        <text:list-item>
          <text:p text:style-name="P9">Look at all the web pages together and find all the needed SQL statements for each system function.</text:p>
        </text:list-item>
        <text:list-item>
          <text:p text:style-name="P9"><text:span text:style-name="T2">Question</text:span>: Does ITEM need a field STATUS, or will that be derived somewhere else?</text:p>
          <text:list>
            <text:list-item>
              <text:p text:style-name="P9">Does it belong in the ITEM, or will it be somewhere else?</text:p>
            </text:list-item>
            <text:list-item>
              <text:p text:style-name="P21">Question in General:<text:span text:style-name="T1"> How do we store these derived variables?</text:span></text:p>
              <text:list>
                <text:list-item>
                  <text:p text:style-name="P9">Stored procedure/fuction? Actual field?</text:p>
                </text:list-item>
              </text:list>
            </text:list-item>
          </text:list>
        </text:list-item>
        <text:list-item>
          <text:p text:style-name="P9">Tables are in! As David said, “That's exciting!”</text:p>
        </text:list-item>
      </text:list>
      <text:p text:style-name="P3"/>
      <text:p text:style-name="P3"/>
      <text:p text:style-name="P2">Date: <text:span text:style-name="T1">11/07/13</text:span></text:p>
      <text:p text:style-name="P3">Time: <text:s/>10:00– 11:30pm</text:p>
      <text:list xml:id="list721511446" text:style-name="L5">
        <text:list-item>
          <text:p text:style-name="P10">Keep working on the functionalities.</text:p>
        </text:list-item>
        <text:list-item>
          <text:p text:style-name="P10">Figure out what to display on the Bidder list, whether or not it is the current bid or the maximum bid for each user.</text:p>
        </text:list-item>
        <text:list-item>
          <text:p text:style-name="P10">How do we want to insert new bids into the database?</text:p>
          <text:list>
            <text:list-item>
              <text:p text:style-name="P10">Just check at the application level if the bid is greater than the current bid</text:p>
            </text:list-item>
          </text:list>
        </text:list-item>
        <text:list-item>
          <text:p text:style-name="P10">Finish functionalities tonight, meet again tomorrow at 2 pm, ask our questions, and compile our functionalities doc</text:p>
          <text:list>
            <text:list-item>
              <text:p text:style-name="P10">Figure out what is the next step in the game plan.</text:p>
            </text:list-item>
          </text:list>
        </text:list-item>
        <text:list-item>
          <text:p text:style-name="P10">Holy cow my eyes hurt and it's getting late, and I've got a headache! Thanks Imad!</text:p>
        </text:list-item>
      </text:list>
      <text:p text:style-name="P3"/>
      <text:p text:style-name="P2">Date: <text:span text:style-name="T1">11/08/13</text:span></text:p>
      <text:p text:style-name="P3">Time: <text:s/>2:00– 2:30pm</text:p>
      <text:list xml:id="list1515968683" text:style-name="L6">
        <text:list-item>
          <text:p text:style-name="P11">Altered schema and loaded the newest version.</text:p>
        </text:list-item>
      </text:list>
      <text:list xml:id="list75671711" text:style-name="L7">
        <text:list-item>
          <text:p text:style-name="P12">Discussed how bidding will work.</text:p>
          <text:list>
            <text:list-item>
              <text:p text:style-name="P12">Asked Imad question on whether or not to update or insert into AUCTIONS table.</text:p>
            </text:list-item>
          </text:list>
        </text:list-item>
        <text:list-item>
          <text:p text:style-name="P12">Ask about the bidder list and the information that is displayed there.</text:p>
        </text:list-item>
        <text:list-item>
          <text:p text:style-name="P12">Divided up tasks to complete for Sunday.</text:p>
          <text:list>
            <text:list-item>
              <text:p text:style-name="P12">Matthew will work on compiling the final draft for this phase.</text:p>
            </text:list-item>
            <text:list-item>
              <text:p text:style-name="P12">Michael, David and Andrew will work on the triggers for this phase.</text:p>
            </text:list-item>
          </text:list>
        </text:list-item>
        <text:list-item>
          <text:p text:style-name="P12">Will meet on Sunday at 8:30 in Pengl</text:p>
        </text:list-item>
        <text:list-item>
          <text:p text:style-name="P12">Thanks for the help Imad!</text:p>
        </text:list-item>
      </text:list>
      <text:p text:style-name="P3"/>
      <text:p text:style-name="P2">Date: <text:span text:style-name="T1">11/10/13</text:span></text:p>
      <text:p text:style-name="P3">Time: <text:s/>8:30 – 9:00pm</text:p>
      <text:list xml:id="list2015356059" text:style-name="L8">
        <text:list-item>
          <text:p text:style-name="P13">Linux is down... nx is down... email is down... well this is real cute</text:p>
        </text:list-item>
        <text:list-item>
          <text:p text:style-name="P13">Discussed how triggers can be used to enforce check constraints... not really sure how, will need to question about this.</text:p>
        </text:list-item>
        <text:list-item>
          <text:p text:style-name="P13">Agreed to meet again tomorrow at 2:00 to go over functionalities, and ask Imad some questions.</text:p>
        </text:list-item>
      </text:list>
      <text:p text:style-name="P3"/>
      <text:p text:style-name="P2">Date: <text:span text:style-name="T1">11/11/13</text:span></text:p>
      <text:p text:style-name="P3">Time: <text:s/>2:00-3:00pm</text:p>
      <text:list xml:id="list252418565" text:style-name="L9">
        <text:list-item>
          <text:p text:style-name="P14">Went over everyone's functionalities/queries.</text:p>
        </text:list-item>
        <text:list-item>
          <text:p text:style-name="P14">Asked Imad questions on triggers<text:tab/></text:p>
          <text:list>
            <text:list-item>
              <text:p text:style-name="P14">Take it in the light sense, use them to just keep information up to date.</text:p>
            </text:list-item>
          </text:list>
        </text:list-item>
        <text:list-item>
          <text:p text:style-name="P14"><text:soft-page-break/>Can flip a stored procedure for a stored function, just need to have at least one of both</text:p>
        </text:list-item>
        <text:list-item>
          <text:p text:style-name="P14">Went through all the functionalities in the document. <text:s/>Should be good to go, just need to arrange them in the hierarchy presented.</text:p>
        </text:list-item>
        <text:list-item>
          <text:p text:style-name="P14">Do an event rather than a trigger to keep the status up to date.</text:p>
        </text:list-item>
      </text:list>
      <text:p text:style-name="P3"/>
      <text:p text:style-name="P2">Date: <text:span text:style-name="T1">11/12/09</text:span></text:p>
      <text:p text:style-name="P2"><text:span text:style-name="T1">Time: 9:00 – 11:15pm</text:span></text:p>
      <text:list xml:id="list2134292362" text:style-name="L14">
        <text:list-item>
          <text:p text:style-name="P22"><text:span text:style-name="T1">If someone asked me what I though about how awesome we are, I'd say, “Yeah, we're pretty spectacular.”</text:span></text:p>
        </text:list-item>
        <text:list-item>
          <text:p text:style-name="P22"><text:span text:style-name="T1">Went over where we were with the views/triggers/procs/functions. <text:s/>Needed to come up with at least three more.</text:span></text:p>
        </text:list-item>
        <text:list-item>
          <text:p text:style-name="P22"><text:span text:style-name="T1">Put together a final(rough) draft of the functionalities document.</text:span></text:p>
        </text:list-item>
        <text:list-item>
          <text:p text:style-name="P22"><text:span text:style-name="T1">Need to make pages for each trigger/func/procs/event/views, and give descriptions.</text:span></text:p>
          <text:list>
            <text:list-item>
              <text:p text:style-name="P22"><text:span text:style-name="T1">Everyone do the ones for which they created.</text:span></text:p>
            </text:list-item>
          </text:list>
        </text:list-item>
        <text:list-item>
          <text:p text:style-name="P22"><text:span text:style-name="T1">Put together a script that will set up the whole databases, funcs/views/procs/triggers/events in all, and made sure everything entered correctly. <text:s/>This can be called by source ~/whateverDirectoryYouPutOneHitWondersPhase3Into/setupDatabase.sql</text:span></text:p>
          <text:list>
            <text:list-item>
              <text:p text:style-name="P22"><text:span text:style-name="T1">Please see the README for directions on how to run all of our scripts.</text:span></text:p>
            </text:list-item>
          </text:list>
        </text:list-item>
        <text:list-item>
          <text:p text:style-name="P22"><text:span text:style-name="T1">Need to update the relational map with the stored attributes we decided on?</text:span></text:p>
        </text:list-item>
        <text:list-item>
          <text:p text:style-name="P22"><text:span text:style-name="T1">Discussed all the problems run into during this phase.</text:span></text:p>
        </text:list-item>
      </text:list>
      <text:p text:style-name="P4">Task Decomposition</text:p>
      <text:p text:style-name="P1"/>
      <text:p text:style-name="P2">Andrew Zurn</text:p>
      <text:list xml:id="list1406768678" text:style-name="L10">
        <text:list-item>
          <text:p text:style-name="P15">Began the meeting minutes, task decomposition</text:p>
        </text:list-item>
        <text:list-item>
          <text:p text:style-name="P15">Updated the relational map</text:p>
        </text:list-item>
        <text:list-item>
          <text:p text:style-name="P15">Did large amount of work on the initial create script to be used to set up the tables</text:p>
        </text:list-item>
        <text:list-item>
          <text:p text:style-name="P15">Created triggers, procedures, functions, and view</text:p>
        </text:list-item>
        <text:list-item>
          <text:p text:style-name="P15">Created script to setup the whole database.</text:p>
        </text:list-item>
      </text:list>
      <text:p text:style-name="P2">Matthew Scherber</text:p>
      <text:list xml:id="list786468660" text:style-name="L11">
        <text:list-item>
          <text:p text:style-name="P16">Updated the ERD</text:p>
        </text:list-item>
        <text:list-item>
          <text:p text:style-name="P16">Began writing the script to insert mock data</text:p>
        </text:list-item>
        <text:list-item>
          <text:p text:style-name="P16">Did some functionality documentation</text:p>
        </text:list-item>
        <text:list-item>
          <text:p text:style-name="P16">Compiled large part of the functionality/phase documentation</text:p>
        </text:list-item>
      </text:list>
      <text:p text:style-name="P2">Michael Schoenberg</text:p>
      <text:list xml:id="list239733801" text:style-name="L12">
        <text:list-item>
          <text:p text:style-name="P17">Asked Imad questions on 11/01</text:p>
        </text:list-item>
        <text:list-item>
          <text:p text:style-name="P17">Help with functionality/phase documentation</text:p>
        </text:list-item>
        <text:list-item>
          <text:p text:style-name="P17">Created functions</text:p>
        </text:list-item>
      </text:list>
      <text:p text:style-name="P2">David Wee</text:p>
      <text:list xml:id="list1010820752" text:style-name="L15">
        <text:list-item>
          <text:p text:style-name="P19">Helped with putting together functionality/phase document</text:p>
        </text:list-item>
      </text:list>
      <text:list xml:id="list151127893" text:style-name="L13">
        <text:list-item>
          <text:p text:style-name="P18">Created view, event, procedu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Zurn</meta:initial-creator>
    <meta:creation-date>2013-10-22T22:34:53</meta:creation-date>
    <dc:date>2013-11-12T23:17:41</dc:date>
    <dc:creator>Andrew Zurn</dc:creator>
    <meta:editing-duration>PT3H40M36S</meta:editing-duration>
    <meta:editing-cycles>32</meta:editing-cycles>
    <meta:generator>LibreOffice/3.4$Unix LibreOffice_project/340m1$Build-502</meta:generator>
    <meta:printed-by>Andrew Zurn</meta:printed-by>
    <meta:print-date>2013-11-12T23:11:18</meta:print-date>
    <meta:document-statistic meta:table-count="0" meta:image-count="0" meta:object-count="0" meta:page-count="4" meta:paragraph-count="112" meta:word-count="1052" meta:character-count="5793" meta:non-whitespace-character-count="4932"/>
  </office:meta>
</office:document-meta>
</file>